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10 Pitch1" svg:font-family="'Courier 10 Pitch'"/>
    <style:font-face style:name="Lohit Hindi1" svg:font-family="'Lohit Hindi'"/>
    <style:font-face style:name="OpenSymbol" svg:font-family="OpenSymbol"/>
    <style:font-face style:name="Calibri" svg:font-family="Calibri"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alibri" fo:font-size="11pt" fo:font-style="normal" style:font-size-asian="11pt" style:font-style-asian="normal" style:font-size-complex="11pt" style:font-style-complex="normal"/>
    </style:style>
    <style:style style:name="P2" style:family="paragraph" style:parent-style-name="Standard">
      <style:text-properties style:font-name="Calibri" fo:font-size="11pt" fo:font-style="normal" fo:background-color="transparent" style:font-size-asian="11pt" style:font-style-asian="normal" style:font-size-complex="11pt" style:font-style-complex="normal"/>
    </style:style>
    <style:style style:name="P3" style:family="paragraph" style:parent-style-name="Standard">
      <style:text-properties style:font-name="Calibri" fo:font-size="11pt" fo:font-style="italic" style:font-size-asian="11pt" style:font-style-asian="italic" style:font-size-complex="11pt" style:font-style-complex="italic"/>
    </style:style>
    <style:style style:name="P4" style:family="paragraph" style:parent-style-name="Standard">
      <style:paragraph-properties fo:margin-top="0in" fo:margin-bottom="0.1201in"/>
      <style:text-properties style:font-name="Calibri" fo:font-size="11pt" style:font-size-asian="11pt" style:font-size-complex="11pt"/>
    </style:style>
    <style:style style:name="P5" style:family="paragraph" style:parent-style-name="Standard">
      <style:paragraph-properties fo:margin-top="0in" fo:margin-bottom="0.1201in"/>
      <style:text-properties style:font-name="Calibri" fo:font-size="11pt" fo:font-weight="bold" style:font-size-asian="11pt" style:font-weight-asian="bold" style:font-size-complex="11pt" style:font-weight-complex="bold"/>
    </style:style>
    <style:style style:name="P6" style:family="paragraph" style:parent-style-name="Standard">
      <style:paragraph-properties fo:margin-top="0in" fo:margin-bottom="0.1201in"/>
      <style:text-properties style:font-name="Calibri" fo:font-size="11pt" fo:font-weight="normal" style:font-size-asian="11pt" style:font-weight-asian="normal" style:font-size-complex="11pt" style:font-weight-complex="normal"/>
    </style:style>
    <style:style style:name="P7" style:family="paragraph" style:parent-style-name="Standard">
      <style:paragraph-properties fo:margin-top="0in" fo:margin-bottom="0.1201in"/>
      <style:text-properties style:font-name="Calibri" fo:font-size="11pt" fo:font-weight="normal" fo:background-color="transparent" style:font-size-asian="11pt" style:font-weight-asian="normal" style:font-size-complex="11pt" style:font-weight-complex="normal"/>
    </style:style>
    <style:style style:name="P8" style:family="paragraph" style:parent-style-name="Standard">
      <style:paragraph-properties fo:margin-top="0in" fo:margin-bottom="0.1201in"/>
      <style:text-properties style:font-name="Calibri" fo:font-size="11pt" fo:font-style="italic" fo:font-weight="normal" style:font-size-asian="11pt" style:font-style-asian="italic" style:font-weight-asian="normal" style:font-size-complex="11pt" style:font-style-complex="italic" style:font-weight-complex="normal"/>
    </style:style>
    <style:style style:name="P9" style:family="paragraph" style:parent-style-name="Standard">
      <style:paragraph-properties fo:margin-top="0in" fo:margin-bottom="0.1201in"/>
      <style:text-properties style:font-name="Calibri" fo:font-size="11pt" fo:font-style="normal" fo:font-weight="bold" style:font-size-asian="11pt" style:font-style-asian="normal" style:font-weight-asian="bold" style:font-size-complex="11pt" style:font-style-complex="normal" style:font-weight-complex="bold"/>
    </style:style>
    <style:style style:name="P10" style:family="paragraph" style:parent-style-name="Standard">
      <style:paragraph-properties fo:margin-top="0in" fo:margin-bottom="0.1201in"/>
      <style:text-properties style:font-name="Calibri" fo:font-size="11pt" fo:font-style="normal" style:font-size-asian="11pt" style:font-style-asian="normal" style:font-size-complex="11pt" style:font-style-complex="normal"/>
    </style:style>
    <style:style style:name="P11" style:family="paragraph" style:parent-style-name="Standard">
      <style:paragraph-properties fo:margin-top="0in" fo:margin-bottom="0.1201in"/>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in" fo:margin-bottom="0.1201in"/>
      <style:text-properties style:font-name="Calibri" fo:font-size="11pt" fo:font-style="normal" fo:background-color="transparent" style:font-size-asian="11pt" style:font-style-asian="normal" style:font-size-complex="11pt" style:font-style-complex="normal"/>
    </style:style>
    <style:style style:name="P13" style:family="paragraph" style:parent-style-name="Standard">
      <style:paragraph-properties fo:margin-top="0in" fo:margin-bottom="0.1201in"/>
      <style:text-properties style:font-name="Calibri"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in" fo:margin-bottom="0.1201in"/>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in" fo:margin-bottom="0.1201in"/>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Standard">
      <style:paragraph-properties fo:margin-top="0in" fo:margin-bottom="0.1201in"/>
      <style:text-properties style:font-name="Courier 10 Pitch" fo:font-size="11pt" fo:font-style="normal" fo:background-color="transparent" style:font-size-asian="11pt" style:font-style-asian="normal" style:font-size-complex="11pt" style:font-style-complex="normal"/>
    </style:style>
    <style:style style:name="P17" style:family="paragraph" style:parent-style-name="Standard">
      <style:paragraph-properties fo:margin-top="0in" fo:margin-bottom="0.1201in" fo:padding="0.0201in" fo:border="0.06pt solid #000000" style:shadow="none"/>
      <style:text-properties style:font-name="Calibri" fo:font-size="11pt" fo:font-style="italic" fo:font-weight="normal" style:font-size-asian="11pt" style:font-style-asian="italic" style:font-weight-asian="normal" style:font-size-complex="11pt" style:font-style-complex="italic" style:font-weight-complex="normal"/>
    </style:style>
    <style:style style:name="P18" style:family="paragraph" style:parent-style-name="Standard">
      <style:paragraph-properties fo:margin-top="0in" fo:margin-bottom="0.1201in" fo:text-align="start" style:justify-single-word="false" fo:padding="0.0201in" fo:border="0.06pt solid #000000" style:shadow="none"/>
      <style:text-properties style:font-name="Calibri" fo:font-size="11pt" fo:font-style="italic" fo:font-weight="normal" style:font-size-asian="11pt" style:font-style-asian="italic" style:font-weight-asian="normal" style:font-size-complex="11pt" style:font-style-complex="italic" style:font-weight-complex="normal"/>
    </style:style>
    <style:style style:name="P19" style:family="paragraph" style:parent-style-name="Standard">
      <style:paragraph-properties fo:margin-top="0in" fo:margin-bottom="0.1201in" fo:background-color="#b3b3b3" fo:padding="0.0201in" fo:border="0.06pt solid #000000" style:shadow="none">
        <style:background-image/>
      </style:paragraph-properties>
      <style:text-properties style:font-name="Calibri" fo:font-size="11pt" style:font-size-asian="11pt" style:font-size-complex="11pt"/>
    </style:style>
    <style:style style:name="P20" style:family="paragraph" style:parent-style-name="Standard">
      <style:paragraph-properties fo:margin-top="0in" fo:margin-bottom="0.1201in" fo:background-color="#b3b3b3" fo:padding="0.0201in" fo:border="0.06pt solid #000000" style:shadow="none">
        <style:background-image/>
      </style:paragraph-properties>
      <style:text-properties style:font-name="Calibri" fo:font-size="11pt"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margin-top="0in" fo:margin-bottom="0.1201in" fo:background-color="#b3b3b3" fo:padding="0.0201in" fo:border="0.06pt solid #000000" style:shadow="none">
        <style:background-image/>
      </style:paragraph-properties>
      <style:text-properties style:font-name="Calibri" fo:font-size="11pt" fo:font-style="normal" fo:font-weight="bold" fo:background-color="transparent" style:font-size-asian="11pt" style:font-style-asian="normal" style:font-weight-asian="bold" style:font-size-complex="11pt" style:font-style-complex="normal" style:font-weight-complex="bold"/>
    </style:style>
    <style:style style:name="P22" style:family="paragraph" style:parent-style-name="Standard">
      <style:paragraph-properties fo:margin-top="0in" fo:margin-bottom="0.1201in" fo:background-color="#b3b3b3" fo:padding="0.0201in" fo:border="0.06pt solid #000000" style:shadow="none">
        <style:background-image/>
      </style:paragraph-properties>
      <style:text-properties style:font-name="Calibri" fo:font-size="11pt" fo:font-style="normal" fo:font-weight="normal" fo:background-color="transparent"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in" fo:margin-bottom="0.1201in" fo:background-color="#b3b3b3" fo:padding="0.0201in" fo:border="0.06pt solid #000000" style:shadow="none">
        <style:background-image/>
      </style:paragraph-properties>
      <style:text-properties style:font-name="Courier 10 Pitch" fo:font-size="11pt" fo:font-style="normal" fo:font-weight="normal" fo:background-color="transparent"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in" fo:margin-bottom="0.1201in" fo:background-color="transparent" fo:padding="0.0201in" fo:border="0.06pt solid #000000" style:shadow="none">
        <style:background-image/>
      </style:paragraph-properties>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P25" style:family="paragraph" style:parent-style-name="Standard">
      <style:paragraph-properties fo:margin-top="0in" fo:margin-bottom="0.1201in" style:shadow="none"/>
      <style:text-properties style:font-name="Calibri"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in" fo:margin-bottom="0.1201in" fo:break-before="page" style:shadow="none"/>
      <style:text-properties style:font-name="Calibri" fo:font-size="11pt" fo:font-style="normal" style:text-underline-style="none" fo:font-weight="bold" style:font-size-asian="11pt" style:font-style-asian="normal" style:font-weight-asian="bold" style:font-size-complex="11pt" style:font-style-complex="normal" style:font-weight-complex="bold"/>
    </style:style>
    <style:style style:name="P27" style:family="paragraph" style:parent-style-name="Standard">
      <style:paragraph-properties fo:margin-left="0in" fo:margin-right="0in" fo:margin-top="0in" fo:margin-bottom="0.1201in" fo:text-indent="0in" style:auto-text-indent="false"/>
      <style:text-properties style:font-name="Calibri"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8" style:family="paragraph" style:parent-style-name="Standard">
      <style:paragraph-properties fo:margin-left="0in" fo:margin-right="0in" fo:margin-top="0in" fo:margin-bottom="0.1201in" fo:text-indent="0in" style:auto-text-indent="false"/>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29" style:family="paragraph" style:parent-style-name="Standard">
      <style:paragraph-properties fo:margin-left="0in" fo:margin-right="0in" fo:margin-top="0in" fo:margin-bottom="0.1201in" fo:text-indent="0in" style:auto-text-indent="false"/>
      <style:text-properties style:font-name="Calibri" fo:font-size="11pt" fo:font-style="normal" style:text-underline-style="none" fo:font-weight="bold" style:font-size-asian="11pt" style:font-style-asian="normal" style:font-weight-asian="bold" style:font-size-complex="11pt" style:font-style-complex="normal" style:font-weight-complex="bold"/>
    </style:style>
    <style:style style:name="P30" style:family="paragraph" style:parent-style-name="Standard">
      <style:paragraph-properties fo:margin-left="0in" fo:margin-right="0in" fo:margin-top="0in" fo:margin-bottom="0.1201in" fo:text-indent="0in" style:auto-text-indent="false" fo:background-color="transparent" fo:padding="0.0201in" fo:border="0.06pt solid #000000" style:shadow="none">
        <style:background-image/>
      </style:paragraph-properties>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31" style:family="paragraph" style:parent-style-name="Standard">
      <style:paragraph-properties fo:margin-left="0in" fo:margin-right="0in" fo:margin-top="0in" fo:margin-bottom="0.1201in" fo:text-indent="0in" style:auto-text-indent="false" fo:background-color="#b3b3b3" fo:padding="0.0201in" fo:border="0.06pt solid #000000" style:shadow="none">
        <style:background-image/>
      </style:paragraph-properties>
      <style:text-properties style:font-name="Courier 10 Pitch" fo:font-size="11pt" fo:font-style="normal" fo:font-weight="normal" fo:background-color="transparent"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in" fo:margin-bottom="0.1201in" fo:background-color="#b3b3b3" fo:padding="0.0201in" fo:border="0.06pt solid #000000" style:shadow="none">
        <style:background-image/>
      </style:paragraph-properties>
      <style:text-properties style:font-name="Calibri" fo:font-size="11pt" fo:font-style="normal" fo:font-weight="bold" fo:background-color="transparent" style:font-size-asian="11pt" style:font-style-asian="normal" style:font-weight-asian="bold" style:font-size-complex="11pt" style:font-style-complex="normal" style:font-weight-complex="bold"/>
    </style:style>
    <style:style style:name="P33" style:family="paragraph" style:parent-style-name="Standard">
      <style:paragraph-properties fo:margin-top="0in" fo:margin-bottom="0.1201in" fo:background-color="#b3b3b3" fo:padding="0.0201in" fo:border="0.06pt solid #000000" style:shadow="none">
        <style:background-image/>
      </style:paragraph-properties>
      <style:text-properties style:font-name="Calibri" fo:font-size="11pt" fo:font-style="normal" fo:font-weight="normal" fo:background-color="transparent"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in" fo:margin-bottom="0.1201in" fo:background-color="#b3b3b3" fo:padding="0.0201in" fo:border="0.06pt solid #000000" style:shadow="none">
        <style:background-image/>
      </style:paragraph-properties>
      <style:text-properties style:font-name="Calibri" fo:font-size="11pt" style:font-size-asian="11pt" style:font-size-complex="11pt"/>
    </style:style>
    <style:style style:name="P35" style:family="paragraph" style:parent-style-name="Standard">
      <style:paragraph-properties fo:margin-top="0in" fo:margin-bottom="0.1201in" fo:background-color="#b3b3b3" fo:padding="0.0201in" fo:border="0.06pt solid #000000" style:shadow="none">
        <style:background-image/>
      </style:paragraph-properties>
      <style:text-properties style:font-name="Calibri" fo:font-size="11pt" fo:font-weight="bold" style:font-size-asian="11pt" style:font-weight-asian="bold" style:font-size-complex="11pt" style:font-weight-complex="bold"/>
    </style:style>
    <style:style style:name="P36" style:family="paragraph" style:parent-style-name="Standard">
      <style:paragraph-properties fo:margin-top="0in" fo:margin-bottom="0.1201in" fo:background-color="#b3b3b3" fo:padding="0.0201in" fo:border="0.06pt solid #000000" style:shadow="none">
        <style:background-image/>
      </style:paragraph-properties>
      <style:text-properties style:font-name="Courier 10 Pitch" fo:font-size="11pt" fo:font-style="normal" fo:font-weight="normal" fo:background-color="transparent"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in" fo:margin-bottom="0.1201in" fo:background-color="#b3b3b3" fo:padding="0.0201in" fo:border="0.06pt solid #000000" style:shadow="none">
        <style:background-image/>
      </style:paragraph-properties>
      <style:text-properties style:font-name="Courier 10 Pitch" fo:font-size="11pt" fo:font-style="normal" fo:font-weight="bold" fo:background-color="transparent" style:font-size-asian="11pt" style:font-style-asian="normal" style:font-weight-asian="bold" style:font-size-complex="11pt" style:font-style-complex="normal" style:font-weight-complex="bold"/>
    </style:style>
    <style:style style:name="P38" style:family="paragraph" style:parent-style-name="Standard" style:list-style-name="L1">
      <style:paragraph-properties fo:margin-top="0in" fo:margin-bottom="0.1201in"/>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39" style:family="paragraph" style:parent-style-name="Standard" style:list-style-name="L1">
      <style:paragraph-properties fo:margin-top="0in" fo:margin-bottom="0.1201in"/>
      <style:text-properties style:font-name="Calibri"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in" fo:margin-bottom="0.1201in"/>
      <style:text-properties style:font-name="Calibri" fo:font-size="11pt" fo:font-style="normal" fo:background-color="transparent" style:font-size-asian="11pt" style:font-style-asian="normal" style:font-size-complex="11pt" style:font-style-complex="normal"/>
    </style:style>
    <style:style style:name="P41" style:family="paragraph" style:parent-style-name="Standard">
      <style:paragraph-properties fo:margin-top="0in" fo:margin-bottom="0.1201in"/>
      <style:text-properties style:font-name="Calibri" fo:font-size="11pt" fo:font-weight="normal" style:font-size-asian="11pt" style:font-weight-asian="normal" style:font-size-complex="11pt" style:font-weight-complex="normal"/>
    </style:style>
    <style:style style:name="P42" style:family="paragraph" style:parent-style-name="Standard">
      <style:paragraph-properties fo:margin-top="0in" fo:margin-bottom="0.1201in"/>
      <style:text-properties style:font-name="Calibri" fo:font-size="11pt" fo:font-weight="normal" fo:background-color="transparent" style:font-size-asian="11pt" style:font-weight-asian="normal" style:font-size-complex="11pt" style:font-weight-complex="normal"/>
    </style:style>
    <style:style style:name="P43" style:family="paragraph" style:parent-style-name="Standard">
      <style:paragraph-properties fo:margin-top="0in" fo:margin-bottom="0.1201in" fo:padding="0.0201in" fo:border="0.06pt solid #000000" style:shadow="none"/>
      <style:text-properties style:font-name="Calibri" fo:font-size="11pt" fo:font-style="normal" style:font-size-asian="11pt" style:font-style-asian="normal" style:font-size-complex="11pt" style:font-style-complex="normal"/>
    </style:style>
    <style:style style:name="P44" style:family="paragraph" style:parent-style-name="Standard">
      <style:paragraph-properties fo:margin-top="0in" fo:margin-bottom="0.1201in" fo:background-color="#e6e6e6">
        <style:background-image/>
      </style:paragraph-properties>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Standard">
      <style:paragraph-properties fo:margin-top="0in" fo:margin-bottom="0.1201in" fo:background-color="#e6e6e6">
        <style:background-image/>
      </style:paragraph-properties>
      <style:text-properties style:font-name="Courier 10 Pitch" fo:font-size="10pt" fo:font-style="normal" fo:font-weight="normal" fo:background-color="transparent" style:font-size-asian="10pt" style:font-style-asian="normal" style:font-weight-asian="normal" style:font-size-complex="10pt" style:font-style-complex="normal" style:font-weight-complex="normal"/>
    </style:style>
    <style:style style:name="P46" style:family="paragraph" style:parent-style-name="Standard">
      <style:paragraph-properties fo:margin-top="0in" fo:margin-bottom="0.1201in" fo:background-color="#e6e6e6">
        <style:background-image/>
      </style:paragraph-properties>
      <style:text-properties style:font-name="Courier 10 Pitch" fo:font-size="10pt" fo:font-style="normal" fo:background-color="transparent" style:font-size-asian="10pt" style:font-style-asian="normal" style:font-size-complex="10pt" style:font-style-complex="normal"/>
    </style:style>
    <style:style style:name="P47" style:family="paragraph" style:parent-style-name="Standard">
      <style:paragraph-properties fo:margin-top="0in" fo:margin-bottom="0.1201in" fo:background-color="#e6e6e6">
        <style:background-image/>
      </style:paragraph-properties>
      <style:text-properties style:font-name="Courier 10 Pitch" fo:font-size="10pt" fo:background-color="transparent" style:font-size-asian="10pt" style:font-size-complex="10pt"/>
    </style:style>
    <style:style style:name="P48" style:family="paragraph" style:parent-style-name="Standard">
      <style:paragraph-properties fo:margin-top="0in" fo:margin-bottom="0.1201in" fo:background-color="#e6e6e6">
        <style:background-image/>
      </style:paragraph-properties>
      <style:text-properties style:font-name="Courier 10 Pitch" fo:font-size="10pt" style:font-size-asian="10pt" style:font-size-complex="10pt"/>
    </style:style>
    <style:style style:name="P49" style:family="paragraph" style:parent-style-name="Standard">
      <style:paragraph-properties fo:margin-top="0in" fo:margin-bottom="0.1201in" fo:background-color="#e6e6e6">
        <style:background-image/>
      </style:paragraph-properties>
      <style:text-properties style:font-name="Courier 10 Pitch" fo:font-size="10pt" fo:font-weight="normal" style:font-size-asian="10pt" style:font-weight-asian="normal" style:font-size-complex="10pt" style:font-weight-complex="normal"/>
    </style:style>
    <style:style style:name="P50" style:family="paragraph" style:parent-style-name="Standard">
      <style:paragraph-properties fo:margin-top="0in" fo:margin-bottom="0.1201in" fo:background-color="#e6e6e6">
        <style:background-image/>
      </style:paragraph-properties>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51" style:family="paragraph" style:parent-style-name="Standard">
      <style:paragraph-properties fo:margin-top="0in" fo:margin-bottom="0.1201in" fo:background-color="#e6e6e6">
        <style:background-image/>
      </style:paragraph-properties>
      <style:text-properties style:font-name="Calibri" fo:font-size="10pt" fo:font-weight="normal" fo:background-color="transparent" style:font-size-asian="10pt" style:font-weight-asian="normal" style:font-size-complex="10pt" style:font-weight-complex="normal"/>
    </style:style>
    <style:style style:name="P52" style:family="paragraph" style:parent-style-name="Standard">
      <style:paragraph-properties fo:margin-top="0in" fo:margin-bottom="0.1201in" fo:background-color="#e6e6e6">
        <style:background-image/>
      </style:paragraph-properties>
      <style:text-properties style:font-name="Calibri" fo:font-size="10pt" fo:font-weight="normal" style:font-size-asian="10pt" style:font-weight-asian="normal" style:font-size-complex="10pt" style:font-weight-complex="normal"/>
    </style:style>
    <style:style style:name="P53" style:family="paragraph" style:parent-style-name="Standard">
      <style:paragraph-properties fo:margin-top="0in" fo:margin-bottom="0.1201in" fo:background-color="#e6e6e6">
        <style:background-image/>
      </style:paragraph-properties>
      <style:text-properties style:font-name="Calibri" fo:font-size="10pt" fo:font-style="normal" fo:background-color="transparent" style:font-size-asian="10pt" style:font-style-asian="normal" style:font-size-complex="10pt" style:font-style-complex="normal"/>
    </style:style>
    <style:style style:name="P54" style:family="paragraph" style:parent-style-name="Standard">
      <style:paragraph-properties fo:margin-top="0in" fo:margin-bottom="0.1201in" fo:background-color="#e6e6e6" style:shadow="none">
        <style:background-image/>
      </style:paragraph-properties>
      <style:text-properties style:font-name="Courier 10 Pitch" fo:font-size="10pt" style:font-size-asian="10pt" style:font-size-complex="10pt"/>
    </style:style>
    <style:style style:name="P55" style:family="paragraph" style:parent-style-name="Standard">
      <style:paragraph-properties fo:margin-top="0in" fo:margin-bottom="0.1201in" fo:background-color="#e6e6e6" style:shadow="none">
        <style:background-image/>
      </style:paragraph-properties>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P56" style:family="paragraph" style:parent-style-name="Standard">
      <style:paragraph-properties fo:margin-top="0in" fo:margin-bottom="0.1201in" fo:background-color="#e6e6e6" style:shadow="none">
        <style:background-image/>
      </style:paragraph-properties>
      <style:text-properties style:font-name="Calibri" fo:font-size="10pt" fo:font-weight="normal" style:font-size-asian="10pt" style:font-weight-asian="normal" style:font-size-complex="10pt" style:font-weight-complex="normal"/>
    </style:style>
    <style:style style:name="P57" style:family="paragraph" style:parent-style-name="Standard">
      <style:paragraph-properties fo:margin-top="0in" fo:margin-bottom="0.1201in" fo:background-color="transparent" fo:padding="0.0201in" fo:border="0.06pt solid #000000" style:shadow="none">
        <style:background-image/>
      </style:paragraph-properties>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58" style:family="paragraph" style:parent-style-name="Standard">
      <style:paragraph-properties fo:margin-left="0in" fo:margin-right="0in" fo:margin-top="0in" fo:margin-bottom="0.1201in" fo:text-indent="0in" style:auto-text-indent="false" fo:background-color="#b3b3b3" fo:padding="0.0201in" fo:border="0.06pt solid #000000" style:shadow="none">
        <style:background-image/>
      </style:paragraph-properties>
      <style:text-properties style:font-name="Calibri" fo:font-size="11pt" fo:font-style="normal" fo:font-weight="normal" fo:background-color="transparent" style:font-size-asian="11pt" style:font-style-asian="normal" style:font-weight-asian="normal" style:font-size-complex="11pt" style:font-style-complex="normal" style:font-weight-complex="normal"/>
    </style:style>
    <style:style style:name="P59" style:family="paragraph" style:parent-style-name="Standard">
      <style:paragraph-properties fo:margin-left="0in" fo:margin-right="0in" fo:margin-top="0in" fo:margin-bottom="0.1201in" fo:text-indent="0in" style:auto-text-indent="false" fo:background-color="#b3b3b3" fo:padding="0.0201in" fo:border="0.06pt solid #000000" style:shadow="none">
        <style:background-image/>
      </style:paragraph-properties>
      <style:text-properties style:font-name="Courier 10 Pitch" fo:font-size="11pt" fo:font-style="normal" fo:font-weight="normal" fo:background-color="transparent" style:font-size-asian="11pt" style:font-style-asian="normal" style:font-weight-asian="normal" style:font-size-complex="11pt" style:font-style-complex="normal" style:font-weight-complex="normal"/>
    </style:style>
    <style:style style:name="P60" style:family="paragraph" style:parent-style-name="Standard">
      <style:paragraph-properties fo:margin-left="0in" fo:margin-right="0in" fo:margin-top="0in" fo:margin-bottom="0.1201in" fo:text-indent="0in" style:auto-text-indent="false"/>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61" style:family="paragraph" style:parent-style-name="Standard">
      <style:paragraph-properties fo:margin-left="0in" fo:margin-right="0in" fo:margin-top="0in" fo:margin-bottom="0.1201in" fo:text-indent="0in" style:auto-text-indent="false"/>
      <style:text-properties style:font-name="Calibri" fo:font-size="10pt" fo:font-style="normal" style:text-underline-style="none" fo:font-weight="normal" style:font-size-asian="10pt" style:font-style-asian="normal" style:font-weight-asian="normal" style:font-size-complex="10pt" style:font-style-complex="normal" style:font-weight-complex="normal"/>
    </style:style>
    <style:style style:name="P62" style:family="paragraph" style:parent-style-name="Standard">
      <style:paragraph-properties fo:margin-left="0in" fo:margin-right="0in" fo:margin-top="0in" fo:margin-bottom="0.1201in" fo:text-indent="0in" style:auto-text-indent="false"/>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63" style:family="paragraph" style:parent-style-name="Standard">
      <style:text-properties style:font-name="Calibri" fo:font-size="11pt" style:font-size-asian="11pt" style:font-size-complex="11pt"/>
    </style:style>
    <style:style style:name="P64" style:family="paragraph" style:parent-style-name="Standard">
      <style:text-properties style:font-name="Calibri" fo:font-size="11pt" fo:font-style="normal" fo:background-color="transparent" style:font-size-asian="11pt" style:font-style-asian="normal" style:font-size-complex="11pt" style:font-style-complex="normal"/>
    </style:style>
    <style:style style:name="P65" style:family="paragraph" style:parent-style-name="Standard">
      <style:text-properties style:font-name="Calibri" fo:font-size="11pt" fo:font-style="normal" style:text-underline-style="solid" style:text-underline-width="auto" style:text-underline-color="font-color" style:font-size-asian="11pt" style:font-style-asian="normal" style:font-size-complex="11pt" style:font-style-complex="normal"/>
    </style:style>
    <style:style style:name="P66" style:family="paragraph" style:parent-style-name="Standard" style:list-style-name="L2">
      <style:paragraph-properties fo:margin-left="0.4925in" fo:margin-right="0in" fo:margin-top="0in" fo:margin-bottom="0.1201in" fo:text-indent="0in" style:auto-text-indent="false"/>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67" style:family="paragraph" style:parent-style-name="Standard" style:list-style-name="L3">
      <style:paragraph-properties fo:margin-left="0.4925in" fo:margin-right="0in" fo:margin-top="0in" fo:margin-bottom="0.1201in" fo:text-indent="0in" style:auto-text-indent="false"/>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68" style:family="paragraph" style:parent-style-name="Standard">
      <style:paragraph-properties fo:margin-left="0.4925in" fo:margin-right="0in" fo:margin-top="0in" fo:margin-bottom="0.1201in" fo:text-indent="0in" style:auto-text-indent="false"/>
      <style:text-properties style:font-name="Courier 10 Pitch" fo:font-size="10pt" fo:font-style="normal" style:text-underline-style="none" fo:font-weight="normal" fo:background-color="#e6e6e6" style:font-size-asian="10pt" style:font-style-asian="normal" style:font-weight-asian="normal" style:font-size-complex="10pt" style:font-style-complex="normal" style:font-weight-complex="normal"/>
    </style:style>
    <style:style style:name="P69" style:family="paragraph" style:parent-style-name="Standard">
      <style:paragraph-properties fo:margin-left="0.4925in" fo:margin-right="0in" fo:margin-top="0in" fo:margin-bottom="0.1201in" fo:text-indent="0in" style:auto-text-indent="false" style:shadow="none"/>
      <style:text-properties style:font-name="Courier 10 Pitch" fo:font-size="10pt" fo:font-style="normal" style:text-underline-style="none" fo:font-weight="normal" fo:background-color="#e6e6e6" style:font-size-asian="10pt" style:font-style-asian="normal" style:font-weight-asian="normal" style:font-size-complex="10pt" style:font-style-complex="normal" style:font-weight-complex="normal"/>
    </style:style>
    <style:style style:name="P70" style:family="paragraph" style:parent-style-name="Standard">
      <style:paragraph-properties fo:margin-left="0.4925in" fo:margin-right="0in" fo:margin-top="0in" fo:margin-bottom="0.1201in" fo:text-indent="0in" style:auto-text-indent="false" fo:background-color="#e6e6e6">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71" style:family="paragraph" style:parent-style-name="Standard">
      <style:paragraph-properties fo:margin-left="0.4925in" fo:margin-right="0in" fo:margin-top="0in" fo:margin-bottom="0.1201in" fo:text-indent="0in" style:auto-text-indent="false" fo:background-color="#e6e6e6">
        <style:background-image/>
      </style:paragraph-properties>
      <style:text-properties style:font-name="Courier 10 Pitch"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72" style:family="paragraph" style:parent-style-name="Standard">
      <style:paragraph-properties fo:margin-left="0.4925in" fo:margin-right="0in" fo:margin-top="0in" fo:margin-bottom="0.1201in" fo:text-indent="0in" style:auto-text-indent="false" fo:background-color="#e6e6e6">
        <style:background-image/>
      </style:paragraph-properties>
      <style:text-properties style:font-name="Courier 10 Pitch" fo:font-size="10pt" fo:font-style="normal" style:text-underline-style="none" fo:font-weight="bold" style:font-size-asian="10pt" style:font-style-asian="normal" style:font-weight-asian="bold" style:font-size-complex="10pt" style:font-style-complex="normal" style:font-weight-complex="bold"/>
    </style:style>
    <style:style style:name="P73" style:family="paragraph" style:parent-style-name="Standard">
      <style:paragraph-properties fo:margin-left="0.4925in" fo:margin-right="0in" fo:margin-top="0in" fo:margin-bottom="0.1201in" fo:text-indent="0in" style:auto-text-indent="false" fo:background-color="#e6e6e6">
        <style:background-image/>
      </style:paragraph-properties>
      <style:text-properties style:font-name="Courier 10 Pitch"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74" style:family="paragraph" style:parent-style-name="Standard">
      <style:paragraph-properties fo:margin-left="0.4925in" fo:margin-right="0in" fo:margin-top="0in" fo:margin-bottom="0.1201in" fo:text-indent="0in" style:auto-text-indent="false" fo:background-color="#e6e6e6">
        <style:background-image/>
      </style:paragraph-properties>
      <style:text-properties style:font-name="Courier 10 Pitch" fo:font-size="10pt" fo:font-style="normal" style:text-underline-style="solid" style:text-underline-width="auto" style:text-underline-color="font-color" fo:font-weight="normal" fo:background-color="transparent" style:font-size-asian="10pt" style:font-style-asian="normal" style:font-weight-asian="normal" style:font-size-complex="10pt" style:font-style-complex="normal" style:font-weight-complex="normal"/>
    </style:style>
    <style:style style:name="P75" style:family="paragraph" style:parent-style-name="Standard">
      <style:paragraph-properties fo:margin-left="0.4925in" fo:margin-right="0in" fo:margin-top="0in" fo:margin-bottom="0.1201in" fo:text-indent="0in" style:auto-text-indent="false" fo:background-color="#e6e6e6" style:shadow="none">
        <style:background-image/>
      </style:paragraph-properties>
      <style:text-properties style:font-name="Courier 10 Pitch" fo:font-size="10pt" fo:font-style="normal" style:text-underline-style="none" fo:font-weight="normal" style:font-size-asian="10pt" style:font-style-asian="normal" style:font-weight-asian="normal" style:font-size-complex="10pt" style:font-style-complex="normal" style:font-weight-complex="normal"/>
    </style:style>
    <style:style style:name="P76" style:family="paragraph" style:parent-style-name="Standard">
      <style:paragraph-properties fo:margin-left="0.4925in" fo:margin-right="0in" fo:text-indent="0in" style:auto-text-indent="false"/>
      <style:text-properties style:font-name="Calibri" fo:font-size="11pt" fo:font-style="normal" fo:background-color="transparent" style:font-size-asian="11pt" style:font-style-asian="normal" style:font-size-complex="11pt"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fo:background-color="transparent" style:font-style-asian="normal" style:font-weight-asian="bold" style:font-style-complex="normal" style:font-weight-complex="bold"/>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font-name="Courier 10 Pitch"/>
    </style:style>
    <style:style style:name="T18" style:family="text">
      <style:text-properties style:font-name="Courier 10 Pitch" fo:font-style="normal" fo:font-weight="bold" style:font-style-asian="normal" style:font-weight-asian="bold" style:font-style-complex="normal" style:font-weight-complex="bold"/>
    </style:style>
    <style:style style:name="T19" style:family="text">
      <style:text-properties style:font-name="Courier 10 Pitch" fo:font-style="normal" fo:font-weight="bold" fo:background-color="transparent" style:font-style-asian="normal" style:font-weight-asian="bold" style:font-style-complex="normal" style:font-weight-complex="bold"/>
    </style:style>
    <style:style style:name="T20" style:family="text">
      <style:text-properties style:font-name="Courier 10 Pitch" fo:font-style="normal" style:font-style-asian="normal" style:font-style-complex="normal"/>
    </style:style>
    <style:style style:name="T21" style:family="text">
      <style:text-properties style:font-name="Courier 10 Pitch" fo:font-size="11pt" style:font-size-asian="11pt" style:font-size-complex="11pt"/>
    </style:style>
    <style:style style:name="T22" style:family="text">
      <style:text-properties style:font-name="Courier 10 Pitch" fo:font-weight="bold" fo:background-color="#e6e6e6" style:font-weight-asian="bold" style:font-weight-complex="bold"/>
    </style:style>
    <style:style style:name="T23" style:family="text">
      <style:text-properties style:font-name="Courier 10 Pitch" fo:font-style="italic" style:text-underline-style="none" style:font-style-asian="italic" style:font-style-complex="italic"/>
    </style:style>
    <style:style style:name="T24" style:family="text">
      <style:text-properties style:font-name="Courier 10 Pitch" style:text-underline-style="none"/>
    </style:style>
    <style:style style:name="T25" style:family="text">
      <style:text-properties style:font-name="Courier 10 Pitch" style:text-underline-style="none" fo:background-color="#e6e6e6"/>
    </style:style>
    <style:style style:name="T26" style:family="text">
      <style:text-properties style:font-name="Courier 10 Pitch" style:text-underline-style="solid" style:text-underline-width="auto" style:text-underline-color="font-color" fo:font-weight="bold" style:font-weight-asian="bold" style:font-weight-complex="bold"/>
    </style:style>
    <style:style style:name="T27" style:family="text">
      <style:text-properties style:font-name="Courier 10 Pitch" fo:background-color="#ffffff"/>
    </style:style>
    <style:style style:name="T28" style:family="text">
      <style:text-properties style:font-name="Courier 10 Pitch" fo:background-color="#99ccff"/>
    </style:style>
    <style:style style:name="T29" style:family="text">
      <style:text-properties style:font-name="Courier 10 Pitch" fo:background-color="#e6e6e6"/>
    </style:style>
    <style:style style:name="T30" style:family="text">
      <style:text-properties fo:font-weight="bold" style:font-weight-asian="bold" style:font-weight-complex="bold"/>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none"/>
    </style:style>
    <style:style style:name="T34" style:family="text">
      <style:text-properties style:text-underline-style="none" fo:font-weight="bold" style:font-weight-asian="bold" style:font-weight-complex="bold"/>
    </style:style>
    <style:style style:name="T35" style:family="text">
      <style:text-properties style:text-underline-style="none" fo:font-weight="normal" style:font-weight-asian="normal" style:font-weight-complex="normal"/>
    </style:style>
    <style:style style:name="T36" style:family="text">
      <style:text-properties style:font-name="Calibri"/>
    </style:style>
    <style:style style:name="T37" style:family="text">
      <style:text-properties style:font-name="Calibri" fo:font-size="11pt" fo:font-style="italic" style:font-size-asian="11pt" style:font-style-asian="italic" style:font-size-complex="11pt" style:font-style-complex="italic"/>
    </style:style>
    <style:style style:name="T38" style:family="text">
      <style:text-properties style:font-name="Calibri" fo:font-size="11pt" fo:font-style="italic" style:text-underline-style="solid" style:text-underline-width="auto" style:text-underline-color="font-color" style:font-size-asian="11pt" style:font-style-asian="italic" style:font-size-complex="11pt" style:font-style-complex="italic"/>
    </style:style>
    <style:style style:name="T39" style:family="text">
      <style:text-properties style:font-name="Calibri" fo:font-size="11pt" style:font-size-asian="11pt" style:font-size-complex="11pt"/>
    </style:style>
    <style:style style:name="T40" style:family="text">
      <style:text-properties style:font-name="Calibri" fo:font-weight="bold" style:font-weight-asian="bold" style:font-weight-complex="bold"/>
    </style:style>
    <style:style style:name="T41" style:family="text">
      <style:text-properties style:font-name="Calibri" style:text-underline-style="solid" style:text-underline-width="auto" style:text-underline-color="font-color"/>
    </style:style>
    <style:style style:name="T42" style:family="text">
      <style:text-properties style:font-name="Calibri" style:text-underline-style="solid" style:text-underline-width="auto" style:text-underline-color="font-color" fo:font-weight="bold" style:font-weight-asian="bold" style:font-weight-complex="bold"/>
    </style:style>
    <style:style style:name="T43" style:family="text">
      <style:text-properties style:font-name="Calibri" fo:background-color="#ffffff"/>
    </style:style>
    <style:style style:name="T44" style:family="text">
      <style:text-properties style:font-name="Calibri" style:text-underline-style="none" fo:font-weight="bold" style:font-weight-asian="bold" style:font-weight-complex="bold"/>
    </style:style>
    <style:style style:name="T45" style:family="text">
      <style:text-properties style:font-name="Calibri" fo:font-style="italic" style:font-style-asian="italic" style:font-style-complex="italic"/>
    </style:style>
    <style:style style:name="T46" style:family="text">
      <style:text-properties style:font-name="Calibri" fo:font-style="italic" fo:background-color="#ffffff" style:font-style-asian="italic" style:font-style-complex="italic"/>
    </style:style>
    <style:style style:name="T47" style:family="text">
      <style:text-properties style:font-name="Calibri" fo:background-color="#99ccff"/>
    </style:style>
    <style:style style:name="T48" style:family="text">
      <style:text-properties style:text-position="super 58%"/>
    </style:style>
    <style:style style:name="T49" style:family="text">
      <style:text-properties fo:font-weight="normal" style:font-weight-asian="normal" style:font-weight-complex="normal"/>
    </style:style>
    <style:style style:name="T50" style:family="text">
      <style:text-properties style:font-name="Courier 10 Pitch"/>
    </style:style>
    <style:style style:name="T51" style:family="text">
      <style:text-properties style:font-name="Courier 10 Pitch" fo:font-style="italic" style:font-style-asian="italic" style:font-style-complex="italic"/>
    </style:style>
    <style:style style:name="T52" style:family="text">
      <style:text-properties style:font-name="Courier 10 Pitch" fo:font-style="italic" style:text-underline-style="none" style:font-style-asian="italic" style:font-style-complex="italic"/>
    </style:style>
    <style:style style:name="T53" style:family="text">
      <style:text-properties style:font-name="Courier 10 Pitch" fo:font-style="normal" style:font-style-asian="normal" style:font-style-complex="normal"/>
    </style:style>
    <style:style style:name="T54" style:family="text">
      <style:text-properties style:font-name="Courier 10 Pitch" style:text-underline-style="none"/>
    </style:style>
    <style:style style:name="T55" style:family="text">
      <style:text-properties fo:background-color="#ffffff"/>
    </style:style>
    <style:style style:name="T56" style:family="text">
      <style:text-properties style:font-name="Calibri"/>
    </style:style>
    <style:style style:name="T57" style:family="text">
      <style:text-properties style:font-name="Calibri" style:text-underline-style="none"/>
    </style:style>
    <style:style style:name="T58" style:family="text">
      <style:text-properties fo:background-color="#99ccf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0. Functions</text:p>
      <text:p text:style-name="P4">In this chapter, we shall cover a very useful concept in programming: <text:span text:style-name="T1">functions</text:span><text:span text:style-name="T9">. We've used Python's built-in functions before – things like </text:span><text:span text:style-name="T20">print()</text:span><text:span text:style-name="T9"> and </text:span><text:span text:style-name="T20">input()</text:span><text:span text:style-name="T9">. Now we'll look at how to write our </text:span><text:span text:style-name="T1">own</text:span><text:span text:style-name="T9"> functions.</text:span></text:p>
      <text:p text:style-name="P43">What is a function? A function is a <text:span text:style-name="T30">named piece of code</text:span> that performs a <text:span text:style-name="T30">specified task</text:span>. Every function has a name. Some functions might take in data or return data, or both. </text:p>
      <text:p text:style-name="P9">10.1 Defining a function</text:p>
      <text:p text:style-name="P10">Consider the following piece of code:</text:p>
      <text:p text:style-name="P54"><text:tab/>def greeting():</text:p>
      <text:p text:style-name="P54"><text:tab/><text:tab/>print("Hello!")</text:p>
      <text:p text:style-name="P54"><text:tab/><text:tab/>print("How do you do?")</text:p>
      <text:p text:style-name="P4">This is a <text:span text:style-name="T32">function definition</text:span> ("<text:span text:style-name="T17">def</text:span>" stands for <text:span text:style-name="T1">define</text:span><text:span text:style-name="T9">): </text:span>we are <text:span text:style-name="T10">defining</text:span> a <text:span text:style-name="T10">function</text:span><text:span text:style-name="T9"> </text:span>called <text:span text:style-name="T18">greeting</text:span><text:span text:style-name="T9">. </text:span></text:p>
      <text:p text:style-name="P4"><text:span text:style-name="T9">What do you think this function does? You'd be right if you guessed that </text:span><text:span text:style-name="T20">greeting</text:span><text:span text:style-name="T9"> prints the lines "</text:span><text:span text:style-name="T20">Hello</text:span><text:span text:style-name="T9">" and "</text:span><text:span text:style-name="T20">How do you do?</text:span><text:span text:style-name="T9">" to the screen. Let's confirm this. Write the </text:span><text:span text:style-name="T20">greeting </text:span><text:span text:style-name="T9">function to file, save it as </text:span><text:span text:style-name="T6">myfirstfunction</text:span><text:span text:style-name="T1">.py</text:span><text:span text:style-name="T9">, and click run. </text:span></text:p>
      <text:p text:style-name="P10">And what?! Nothing happens? </text:p>
      <text:p text:style-name="P4"><text:span text:style-name="T9">This is because, to execute the code in a function, we must </text:span><text:span text:style-name="T2">call</text:span><text:span text:style-name="T9"> the function. </text:span></text:p>
      <text:p text:style-name="P9">10.2 Calling a function</text:p>
      <text:p text:style-name="P6"><text:span text:style-name="T9">You've </text:span><text:span text:style-name="T14">called many functions </text:span><text:span text:style-name="T9">many times this weekend. Every time you've used </text:span><text:span text:style-name="T20">input()</text:span><text:span text:style-name="T9">, for example, you've been calling the </text:span><text:span text:style-name="T20">input</text:span><text:span text:style-name="T9"> function. To call a function, we simply write the function's name followed by brackets: </text:span><text:span text:style-name="T20">()</text:span></text:p>
      <text:p text:style-name="P11">We can call our <text:span text:style-name="T17">greeting</text:span> function like so:</text:p>
      <text:p text:style-name="P44"><text:tab/>greeting()</text:p>
      <text:p text:style-name="P11">Amend your code so that <text:span text:style-name="T5">myfirstfunction</text:span><text:span text:style-name="T1">.py</text:span> now looks like this:</text:p>
      <text:p text:style-name="P48"><text:tab/>def greeting():</text:p>
      <text:p text:style-name="P48"><text:tab/><text:tab/>print("Hello!")</text:p>
      <text:p text:style-name="P44"><text:tab/><text:tab/>print("How do you do?")</text:p>
      <text:p text:style-name="P44"><text:tab/>greeting()</text:p>
      <text:p text:style-name="P6"><text:span text:style-name="T9">What happens when you run </text:span><text:span text:style-name="T5">myfirstfunction</text:span><text:span text:style-name="T1">.py</text:span><text:span text:style-name="T9"> now? Python should output some friendly words to the screen.</text:span></text:p>
      <text:p text:style-name="P19"><text:span text:style-name="T15">Distinguishing functions from programs</text:span></text:p>
      <text:p text:style-name="P19"><text:span text:style-name="T9">Functions differ from programs because functions are usually smaller and perform more specific tasks than programs. </text:span></text:p>
      <text:p text:style-name="P57">Exercise: Write a new .py file in which you define and call a function that outputs your <text:soft-page-break/>name, school, and grade. </text:p>
      <text:p text:style-name="P9">10.3 Function parameters</text:p>
      <text:p text:style-name="P6"><text:span text:style-name="T9">Sometimes we might want our functions to take some input. For instance, we might want to personalise our </text:span><text:span text:style-name="T20">greeting </text:span><text:span text:style-name="T9">function so that it greets us by name. We can do this with </text:span><text:span text:style-name="T10">parameters</text:span><text:span text:style-name="T9">. </text:span><text:span text:style-name="T14">Function parameters are what we put inside the brackets of a function when we call it</text:span><text:span text:style-name="T9">.</text:span></text:p>
      <text:p text:style-name="P6"><text:span text:style-name="T9">Let's modify the definition of our </text:span><text:span text:style-name="T20">greeting</text:span><text:span text:style-name="T9"> function so that it uses a </text:span><text:span text:style-name="T10">parameter</text:span><text:span text:style-name="T9">:</text:span></text:p>
      <text:p text:style-name="P56"><text:span text:style-name="T9"><text:tab/></text:span><text:span text:style-name="T20">def greeting(name):</text:span></text:p>
      <text:p text:style-name="P54"><text:tab/><text:tab/>print("Hello", name, "!")</text:p>
      <text:p text:style-name="P55"><text:tab/><text:tab/>print("How do you do?")</text:p>
      <text:p text:style-name="P6"><text:span text:style-name="T9">Here, </text:span><text:span text:style-name="T20">name</text:span><text:span text:style-name="T9"> is a </text:span><text:span text:style-name="T10">parameter</text:span><text:span text:style-name="T9">. </text:span><text:span text:style-name="T12">A parameter is a </text:span><text:span text:style-name="T13">variable</text:span><text:span text:style-name="T12"> that acts as a placeholder</text:span><text:span text:style-name="T9"> for the input value that we pass to the function </text:span><text:span text:style-name="T20">greeting </text:span><text:span text:style-name="T9">when we call it. </text:span></text:p>
      <text:p text:style-name="P6"><text:span text:style-name="T9">Now when we call </text:span><text:span text:style-name="T20">greeting</text:span><text:span text:style-name="T9">, we must pass it some input value (in this case, our name as a string):</text:span></text:p>
      <text:p text:style-name="P52"><text:span text:style-name="T9"><text:s/><text:tab/></text:span><text:span text:style-name="T20">greeting("Elizabeth")</text:span></text:p>
      <text:p text:style-name="P6">What happens when we run our modified <text:span text:style-name="T17">greeting</text:span> function now?</text:p>
      <text:p text:style-name="P5">10.3.1 Variables as function input</text:p>
      <text:p text:style-name="P6">You might remember with <text:span text:style-name="T17">print()</text:span> that we could do something like this:</text:p>
      <text:p text:style-name="P49"><text:tab/>x = "Print me!"</text:p>
      <text:p text:style-name="P49"><text:tab/>print(x)</text:p>
      <text:p text:style-name="P6">That is, we could pass not only actual values like strings and numbers to <text:span text:style-name="T17">print()</text:span> but also variables. The same is true for the functions that we define ourselves. Change <text:span text:style-name="T1">myfirstfunction.py</text:span> to something like this:</text:p>
      <text:p text:style-name="P52"><text:span text:style-name="T9"><text:tab/></text:span><text:span text:style-name="T20">def greeting(name):</text:span></text:p>
      <text:p text:style-name="P48"><text:tab/><text:tab/>print("Hello", name, "!")</text:p>
      <text:p text:style-name="P44"><text:tab/><text:tab/>print("How do you do?")</text:p>
      <text:p text:style-name="P44"><text:tab/>boy = "Richard"</text:p>
      <text:p text:style-name="P44"><text:tab/>greeting(boy)</text:p>
      <text:p text:style-name="P11">With this in mind, we can make our <text:span text:style-name="T1">myfirstfunction.py</text:span> program even more dynamic:</text:p>
      <text:p text:style-name="P52"><text:span text:style-name="T9"><text:tab/></text:span><text:span text:style-name="T20">def greeting(name):</text:span></text:p>
      <text:p text:style-name="P48"><text:tab/><text:tab/>print("Hello", name, "!")</text:p>
      <text:p text:style-name="P44"><text:tab/><text:tab/>print("How do you do?")</text:p>
      <text:p text:style-name="P44"><text:tab/></text:p>
      <text:p text:style-name="P44"><text:tab/>n = input("Please enter your name: ")</text:p>
      <text:p text:style-name="P44"><text:tab/>greeting(n)</text:p>
      <text:p text:style-name="P9"><text:soft-page-break/>10.4 Why are functions important?</text:p>
      <text:p text:style-name="P7"><text:span text:style-name="T9">At this point, you might be wondering why we've bothered with our </text:span><text:span text:style-name="T20">greeting</text:span><text:span text:style-name="T9"> function, when we could have just as easily have written a program like this</text:span></text:p>
      <text:p text:style-name="P51"><text:span text:style-name="T20"><text:tab/>name = input("Please enter your name: ")</text:span><text:span text:style-name="T9"><text:tab/></text:span></text:p>
      <text:p text:style-name="P47"><text:tab/>print("Hello", name, "!")</text:p>
      <text:p text:style-name="P45"><text:tab/>print("How do you do?")</text:p>
      <text:p text:style-name="P7"><text:span text:style-name="T9">that gives us the same output, seemingly with a lot less effort. However, using functions can make our code easier to understand and, for larger programs, easier to modify and maintain. </text:span></text:p>
      <text:p text:style-name="P7"><text:span text:style-name="T9">Consider: if we know what the </text:span><text:span text:style-name="T20">greeting</text:span><text:span text:style-name="T9"> function does, we need only look at the lines</text:span></text:p>
      <text:p text:style-name="P45"><text:tab/>n = input("Please enter your name: ")</text:p>
      <text:p text:style-name="P45"><text:tab/>greeting(n)</text:p>
      <text:p text:style-name="P7"><text:span text:style-name="T9">to get an idea of what our program does. </text:span></text:p>
      <text:p text:style-name="P7"><text:span text:style-name="T9">Also, if we want to change our greeting from "</text:span><text:span text:style-name="T20">Hello</text:span><text:span text:style-name="T9">" to "</text:span><text:span text:style-name="T20">Hey</text:span><text:span text:style-name="T9">" or "</text:span><text:span text:style-name="T20">Howzit</text:span><text:span text:style-name="T9">", we only need to make this change </text:span><text:span text:style-name="T12">in one place</text:span><text:span text:style-name="T9">: our function definition. </text:span></text:p>
      <text:p text:style-name="P11">With this in mind, let's define another function. </text:p>
      <text:p text:style-name="P6"><text:span text:style-name="T9">Let's say that we want to write a </text:span><text:span text:style-name="T10">program</text:span><text:span text:style-name="T9"> that will output </text:span><text:span text:style-name="T10">five versus</text:span><text:span text:style-name="T9"> of the American nursery rhyme, </text:span><text:span text:style-name="T1">Old MacDonald</text:span><text:span text:style-name="T9">: (feel free to sing along)</text:span></text:p>
      <text:p text:style-name="P8"><text:tab/>Old MacDonald had a farm, ee-igh, ee-igh, oh!</text:p>
      <text:p text:style-name="P8"><text:tab/>And on this farm he had a cow, ee-igh, ee-igh, oh!</text:p>
      <text:p text:style-name="P8"><text:tab/>With a moo, moo here and a moo, moo there.</text:p>
      <text:p text:style-name="P8"><text:tab/>Here a moo, there a moo, everywhere a moo, moo.</text:p>
      <text:p text:style-name="P8"><text:tab/>Old MacDonald had a farm, ee-igh, ee-igh, oh!</text:p>
      <text:p text:style-name="P11">Each next verse introduces a new animal and a new sound, for example:</text:p>
      <text:p text:style-name="P8"><text:tab/>Old MacDonald had a farm, ee-igh, ee-igh, oh!</text:p>
      <text:p text:style-name="P8"><text:tab/>And on this farm he had a pig, ee-igh, ee-igh, oh!</text:p>
      <text:p text:style-name="P8"><text:tab/>With a oink, oink here and a oink, oink there.</text:p>
      <text:p text:style-name="P8"><text:tab/>Here a oink, there a oink, everywhere a oink, oink.</text:p>
      <text:p text:style-name="P8"><text:tab/>Old MacDonald had a farm, ee-igh, ee-igh, oh!</text:p>
      <text:p text:style-name="P11">And so on for ducks (quack!), horses (neigh!), and dogs (woof!). </text:p>
      <text:p text:style-name="P11"><text:span text:style-name="T30">How would we write such a program?</text:span> </text:p>
      <text:p text:style-name="P6"><text:span text:style-name="T9">Obviously we could write a bunch of print statements (25 in tota), but as programmers we know better that this. Given the concepts we've covered in the previous chapters, we might think of </text:span><text:span text:style-name="T10">a </text:span><text:span text:style-name="T18">while</text:span><text:span text:style-name="T10"> loop</text:span><text:span text:style-name="T9">, something like:</text:span></text:p>
      <text:p text:style-name="P44"><text:tab/>i = 0</text:p>
      <text:p text:style-name="P44"><text:soft-page-break/><text:tab/>while (i &lt; 5):</text:p>
      <text:p text:style-name="P44"><text:tab/><text:tab/>print("Old MacDonald had a farm, ee-igh, ee-igh, oh!")</text:p>
      <text:p text:style-name="P44"><text:tab/><text:tab/>print("And on this farm he had a cow, ee-igh, ee-igh, oh!")</text:p>
      <text:p text:style-name="P44"><text:tab/><text:tab/>print("With a moo, moo here and a moo, moo there.")</text:p>
      <text:p text:style-name="P44"><text:tab/><text:tab/>print("Here a moo, there a moo, everywhere a moo, moo.")</text:p>
      <text:p text:style-name="P44"><text:tab/><text:tab/>print("Old MacDonald had a farm, ee-igh, ee-igh, oh!")</text:p>
      <text:p text:style-name="P44"><text:tab/><text:tab/>print()</text:p>
      <text:p text:style-name="P44"><text:tab/><text:tab/>i = i + 1</text:p>
      <text:p text:style-name="P17">Why do we put an extra print() statement on line 8?</text:p>
      <text:p text:style-name="P11">However, this program will just print the cow verse five times. This won't do, as we want each animal to have its own verse.</text:p>
      <text:p text:style-name="P6"><text:span text:style-name="T9">As such, we might write </text:span><text:span text:style-name="T10">a </text:span><text:span text:style-name="T18">for</text:span><text:span text:style-name="T10"> loop</text:span><text:span text:style-name="T9"> that loops through a list of animals like so:</text:span></text:p>
      <text:p text:style-name="P44"><text:tab/>farm_animals = ("cow", "pig", "duck", "horse", "dog")</text:p>
      <text:p text:style-name="P44"><text:tab/>for animal in farm_animals:</text:p>
      <text:p text:style-name="P44"><text:tab/><text:tab/>print("Old MacDonald had a farm, ee-igh, ee-igh, oh!")</text:p>
      <text:p text:style-name="P44"><text:tab/><text:tab/>print("And on this farm he had a " + animal + ", ee-igh, ee-igh, oh!")</text:p>
      <text:p text:style-name="P44"><text:tab/><text:tab/>print("With a moo, moo here and a moo, moo there.")</text:p>
      <text:p text:style-name="P44"><text:tab/><text:tab/>print("Here a moo, there a moo, everywhere a moo, moo.")</text:p>
      <text:p text:style-name="P44"><text:tab/><text:tab/>print("Old MacDonald had a farm, ee-igh, ee-igh, oh!")</text:p>
      <text:p text:style-name="P44"><text:tab/><text:tab/>print()</text:p>
      <text:p text:style-name="P18">Notice that here we use "<text:span text:style-name="T17">+</text:span>" not "<text:span text:style-name="T17">,</text:span>" to join the string on line 2. Why do you think this is? </text:p>
      <text:p text:style-name="P6"><text:span text:style-name="T9">Alright, this program prints a verse for each animal, </text:span><text:span text:style-name="T12">but it doesn't print the </text:span><text:span text:style-name="T3">noise</text:span><text:span text:style-name="T12"> made by each animal</text:span><text:span text:style-name="T9">. Instead of "</text:span><text:span text:style-name="T20">oink</text:span><text:span text:style-name="T9">" or "</text:span><text:span text:style-name="T20">neigh</text:span><text:span text:style-name="T9">" or "</text:span><text:span text:style-name="T20">woof</text:span><text:span text:style-name="T9">", this program just prints "</text:span><text:span text:style-name="T20">moo</text:span><text:span text:style-name="T9">" each time. </text:span></text:p>
      <text:p text:style-name="P5"><text:span text:style-name="T9">So how do we write a program that prints all versus of </text:span><text:span text:style-name="T1">Old MacDonald</text:span><text:span text:style-name="T9">? </text:span></text:p>
      <text:p text:style-name="P6"><text:span text:style-name="T9">One way is to write a </text:span><text:span text:style-name="T13">function </text:span><text:span text:style-name="T12">that takes </text:span><text:span text:style-name="T13">two parameters</text:span><text:span text:style-name="T9"> – an animal name and an animal noise – and prints out the lines to </text:span><text:span text:style-name="T1">Old MacDonald</text:span><text:span text:style-name="T9"> substituting these parameter values where need be:</text:span></text:p>
      <text:p text:style-name="P44"><text:tab/>def old_mac_verse(animal, noise):</text:p>
      <text:p text:style-name="P44"><text:tab/><text:tab/>print("Old MacDonald had a farm, ee-igh, ee-igh, oh!")</text:p>
      <text:p text:style-name="P44"><text:tab/><text:tab/>print("And on this farm he had a " + animal + ", ee-igh, ee-igh, oh!")</text:p>
      <text:p text:style-name="P44"><text:tab/><text:tab/>print("With a " + noise + ", " + noise + " here and a " + noise + ", " <text:tab/><text:tab/><text:tab/>+ noise + " there.")</text:p>
      <text:p text:style-name="P44"><text:tab/><text:tab/>print("Here a " + noise + ", " + "there a " + noise + ", " + <text:tab/><text:tab/><text:tab/><text:tab/><text:tab/>"everywhere a " + noise + ", " + noise + ".")</text:p>
      <text:p text:style-name="P44"><text:soft-page-break/><text:tab/><text:tab/>print("Old MacDonald had a farm, ee-igh, ee-igh, oh!")</text:p>
      <text:p text:style-name="P44"><text:tab/><text:tab/>print()</text:p>
      <text:p text:style-name="P11">We can use this function in a program (e.g. nursery.py) to get the output that we want:</text:p>
      <text:p text:style-name="P44"><text:tab/>def old_mac_verse(animal, noise):</text:p>
      <text:p text:style-name="P44"><text:tab/><text:tab/>print("Old MacDonald had a farm, ee-igh, ee-igh, oh!")</text:p>
      <text:p text:style-name="P44"><text:tab/><text:tab/>print("And on this farm he had a " + animal + ", ee-igh, ee-igh, oh!")</text:p>
      <text:p text:style-name="P44"><text:tab/><text:tab/>print("With a " + noise + ", " + noise + " here and a " + noise + ", " <text:tab/><text:tab/><text:tab/>+ noise + " there.")</text:p>
      <text:p text:style-name="P44"><text:tab/><text:tab/>print("Here a " + noise + ", " + "there a " + noise + ", " + <text:tab/><text:tab/><text:tab/><text:tab/><text:tab/>"everywhere a " + noise + ", " + noise + ".")</text:p>
      <text:p text:style-name="P44"><text:tab/><text:tab/>print("Old MacDonald had a farm, ee-igh, ee-igh, oh!")</text:p>
      <text:p text:style-name="P44"><text:tab/><text:tab/>print()</text:p>
      <text:p text:style-name="P44"><text:tab/>old_mac_verse("cow", "moo")</text:p>
      <text:p text:style-name="P44"><text:tab/>old_mac_verse("pig", "oink")</text:p>
      <text:p text:style-name="P44"><text:tab/>old_mac_verse("duck", "quack")</text:p>
      <text:p text:style-name="P44"><text:tab/>old_mac_verse("horse", "neigh")</text:p>
      <text:p text:style-name="P44"><text:tab/>old_mac_verse("dog", "woof")</text:p>
      <text:p text:style-name="P24">Notice that, when we pass multiple values to a function as parameters, we separate these values with commas. </text:p>
      <text:p text:style-name="P15">Now, what if we wanted to change the verses of Old MacDonald, to something like this:</text:p>
      <text:p text:style-name="P8"><text:tab/>Old MacDonald <text:span text:style-name="T31">didn't have</text:span> a farm, ee-igh, ee-igh, oh!</text:p>
      <text:p text:style-name="P8"><text:tab/>And on this farm he <text:span text:style-name="T31">didn't have</text:span> a cow, ee-igh, ee-igh, oh!</text:p>
      <text:p text:style-name="P8"><text:tab/>With <text:span text:style-name="T31">no moo</text:span> here and <text:span text:style-name="T31">no moo</text:span> there.</text:p>
      <text:p text:style-name="P8"><text:tab/><text:span text:style-name="T31">Not a moo, not a moo, nowhere a moo</text:span>, moo.</text:p>
      <text:p text:style-name="P15"><text:span text:style-name="T37"><text:tab/>Old MacDonald </text:span><text:span text:style-name="T38">didn't have</text:span><text:span text:style-name="T37"> a farm, ee-igh, ee-igh, oh!</text:span></text:p>
      <text:p text:style-name="P11">Because we are using a function, making this change is quite simple. To do so, we only need to change our function definition. We don't need to change any of these lines:</text:p>
      <text:p text:style-name="P44"><text:tab/>old_mac_verse("cow", "moo")</text:p>
      <text:p text:style-name="P44"><text:tab/>old_mac_verse("pig", "oink")</text:p>
      <text:p text:style-name="P44"><text:tab/>old_mac_verse("duck", "quack")</text:p>
      <text:p text:style-name="P44"><text:tab/>old_mac_verse("horse", "neigh")</text:p>
      <text:p text:style-name="P50"><text:tab/><text:span text:style-name="T17">old_mac_verse("dog", "woof")</text:span></text:p>
      <text:p text:style-name="P15"><text:span text:style-name="T39">Modify your function definition for </text:span><text:span text:style-name="T21">old_mac_verse</text:span><text:span text:style-name="T39"> so that the function now outputs the changed verses. </text:span></text:p>
      <text:p text:style-name="P20"><text:soft-page-break/>More on the importance of functions: program flow</text:p>
      <text:p text:style-name="P35"><text:span text:style-name="T16">Nearly all of the programs we have written in this course are </text:span><text:span text:style-name="T8">sequential</text:span><text:span text:style-name="T16">. In our programs we can make simple decisions using conditionals and we can repeat certain sections of code using loops, but for the most part, the code is executed in order, from top to bottom. </text:span></text:p>
      <text:p text:style-name="P35"><text:span text:style-name="T16">With functions, however, we can radically alter the sequential flow of a program. We can 'dive into' the function, execute it, and then return to where we were in our program and carry on the sequence.</text:span></text:p>
      <text:p text:style-name="P4"><text:span text:style-name="T11">10.5 Getting something back: the </text:span><text:span text:style-name="T19">return</text:span><text:span text:style-name="T11"> statement</text:span></text:p>
      <text:p text:style-name="P12">We have seen that some functions can take input. If a function has parameters, we can substitute actual values for these placeholder variables. In our last example, recall, we substituted the actual value "<text:span text:style-name="T17">cow</text:span>" for the parameter <text:span text:style-name="T17">animal</text:span>. </text:p>
      <text:p text:style-name="P12">As we shall see now, <text:span text:style-name="T31">functions can also give output</text:span>. Consider the following function definition:</text:p>
      <text:p text:style-name="P46"><text:tab/>def rectangle(width, height, breadth):</text:p>
      <text:p text:style-name="P46"><text:tab/><text:tab/>volume = width * height * breadth</text:p>
      <text:p text:style-name="P46"><text:tab/><text:tab/>print(volume,"units squared")</text:p>
      <text:p text:style-name="P12">What do you think this function does? Try it out: use the <text:span text:style-name="T17">rectangle</text:span> function to find the volume of a rectangle <text:span text:style-name="T1">A</text:span> with dimensions 2m x 4m x 6m:</text:p>
      <text:p text:style-name="P53"><text:tab/><text:span text:style-name="T17">rectangle(2, 4, 6)</text:span></text:p>
      <text:p text:style-name="P12">What happens? Python gives us the volume of a 2 x 4 x 6 rectangle: <text:span text:style-name="T17">48</text:span> <text:span text:style-name="T17">units squared</text:span>. How would we use this function, say, to add the volumes of two rectangles? As it is, our function simply calculates the value of a given rectangle's volume and prints it out. </text:p>
      <text:p text:style-name="P12">But what if we could somehow <text:span text:style-name="T3">save</text:span><text:span text:style-name="T31"> this value</text:span>? In previous sections, we've used variables to save and assign values, for example:</text:p>
      <text:p text:style-name="P53"><text:tab/><text:span text:style-name="T17">x = 7 + 4 <text:tab/># Assign the value of 7 + 4 to variable x</text:span></text:p>
      <text:p text:style-name="P46"><text:tab/>print(x)</text:p>
      <text:p text:style-name="P12">With functions, however, we first need some way to get the value <text:span text:style-name="T1">out of the function</text:span>. This we can do <text:span text:style-name="T33">using </text:span><text:span text:style-name="T31">a </text:span><text:span text:style-name="T26">return</text:span><text:span text:style-name="T31"> statement</text:span>:</text:p>
      <text:p text:style-name="P46"><text:tab/>def rectangle(width, height, breadth):</text:p>
      <text:p text:style-name="P46"><text:tab/><text:tab/>volume = width * height * breadth</text:p>
      <text:p text:style-name="P46"><text:tab/><text:tab/><text:span text:style-name="T30">return(volume)</text:span></text:p>
      <text:p text:style-name="P12">Now when we call the function <text:span text:style-name="T17">rectangle</text:span>, <text:span text:style-name="T31">we must use a variable and an assigment statement</text:span> to make sure that its return value is saved:</text:p>
      <text:p text:style-name="P53"><text:tab/><text:span text:style-name="T17">vol_a = rectangle(2, 4, 6)</text:span></text:p>
      <text:p text:style-name="P12">Let's check that it has saved. Add the following line to the end of your program:</text:p>
      <text:p text:style-name="P53"><text:tab/><text:span text:style-name="T17">print(vol_a)</text:span></text:p>
      <text:p text:style-name="P12"><text:soft-page-break/>And yay! As before, Python prints out <text:span text:style-name="T17">48 units squared</text:span>, which is the expected output of our function for a 2 x 4 x 6 rectangle. </text:p>
      <text:p text:style-name="P12">Now we can use our <text:span text:style-name="T17">rectangle</text:span> function to add the volumes of two rectangles, rectangle <text:span text:style-name="T1">A</text:span> with dimensions 2m x 4m x 6m and rectangle <text:span text:style-name="T1">B</text:span> with dimentions 3m x 4m x 5m:</text:p>
      <text:p text:style-name="P16"><text:tab/>def rectangle(width, height, breadth):</text:p>
      <text:p text:style-name="P16"><text:tab/><text:tab/>volume = width * height * breadth</text:p>
      <text:p text:style-name="P16"><text:tab/><text:tab/>return(volume)</text:p>
      <text:p text:style-name="P16"/>
      <text:p text:style-name="P16"><text:tab/>vol_a = rectangle(2, 4, 6)</text:p>
      <text:p text:style-name="P16"><text:tab/>vol_b = rectangle(3, 4, 5)</text:p>
      <text:p text:style-name="P16"/>
      <text:p text:style-name="P16"><text:tab/>print("The total volume is", vol_a + vol_b, "units squared")</text:p>
      <text:p text:style-name="P21">Going further: functions and scope</text:p>
      <text:p text:style-name="P22">In programming, the <text:span text:style-name="T30">scope</text:span> of a variable is the <text:span text:style-name="T30">block </text:span>(or sets of blocks) <text:span text:style-name="T30">of code </text:span>within which the variable is <text:span text:style-name="T30">defined</text:span> and therefore <text:span text:style-name="T30">available</text:span>.</text:p>
      <text:p text:style-name="P22">What does this mean? Well, we can think of Python programs as having <text:span text:style-name="T30">blocks of code</text:span>. When you write a <text:span text:style-name="T17">for</text:span> loop, for example, the body of the <text:span text:style-name="T17">for</text:span> loop (the code that get looped) is a <text:span text:style-name="T30">block of statements</text:span>.</text:p>
      <text:p text:style-name="P23"><text:tab/>for i in range(10):</text:p>
      <text:p text:style-name="P23"><text:tab/><text:tab/><text:span text:style-name="T58">greet = "hello"</text:span></text:p>
      <text:p text:style-name="P23"><text:tab/><text:tab/><text:span text:style-name="T58">print(greet)</text:span></text:p>
      <text:p text:style-name="P22">The two statements <text:span text:style-name="T28">greet = "hello"</text:span><text:span text:style-name="T17"> </text:span>and <text:span text:style-name="T28">print(greet)</text:span> form a <text:span text:style-name="T30">block</text:span> that is the body of our <text:span text:style-name="T17">for</text:span> loop. Our <text:span text:style-name="T17">for</text:span> loop itself could contain a <text:span text:style-name="T17">for</text:span> loop, like so:</text:p>
      <text:p text:style-name="P23"><text:tab/>for i in range(10):</text:p>
      <text:p text:style-name="P23"><text:tab/><text:tab/><text:span text:style-name="T58">greet = "hello "</text:span></text:p>
      <text:p text:style-name="P23"><text:tab/><text:tab/><text:span text:style-name="T58">print(greet)</text:span></text:p>
      <text:p text:style-name="P23"><text:tab/><text:tab/>for j in range(i):</text:p>
      <text:p text:style-name="P23"><text:tab/><text:tab/><text:tab/><text:span text:style-name="T55">print("I said", greet, "!")</text:span></text:p>
      <text:p text:style-name="P22">Here, our first <text:span text:style-name="T17">for</text:span> loop, with the two statements <text:span text:style-name="T28">greet = "hello"</text:span><text:span text:style-name="T17"> </text:span>and <text:span text:style-name="T28">print(greet)</text:span><text:span text:style-name="T36">, forms </text:span>the <text:span text:style-name="T30">outer block</text:span> of code and our second <text:span text:style-name="T17">for</text:span> loop, with the statement <text:span text:style-name="T27">print("I said", greet, "!")</text:span> forms the <text:span text:style-name="T30">inner block</text:span> of code. </text:p>
      <text:p text:style-name="P23"><text:span text:style-name="T36">Python typically sets the </text:span><text:span text:style-name="T44">scope</text:span><text:span text:style-name="T36"> of a variable to be </text:span><text:span text:style-name="T41">the block in which it is defined and </text:span><text:span text:style-name="T42">all blocks within this block</text:span><text:span text:style-name="T36">. In our example, we defined the variable </text:span><text:span text:style-name="T17">greet</text:span><text:span text:style-name="T36"> in the </text:span><text:span text:style-name="T47">blue</text:span><text:span text:style-name="T36"> block. Therefore, we can refer to </text:span><text:span text:style-name="T17">greet</text:span><text:span text:style-name="T36"> in the </text:span><text:span text:style-name="T47">blue</text:span><text:span text:style-name="T36"> block </text:span><text:span text:style-name="T45">and in the </text:span><text:span text:style-name="T46">white</text:span><text:span text:style-name="T45"> block</text:span><text:span text:style-name="T36"> since the </text:span><text:span text:style-name="T43">white</text:span><text:span text:style-name="T36"> block is an inner block within the </text:span><text:span text:style-name="T47">blue</text:span><text:span text:style-name="T36"> block.</text:span></text:p>
      <text:p text:style-name="P37"><text:span text:style-name="T36">Searching for variables</text:span></text:p>
      <text:p text:style-name="P23"><text:soft-page-break/><text:span text:style-name="T36">When Python encounters a variable, it searches for the most recent definition of the variable within the current block. If Python's search is unsuccessful for the current block, it looks to the closest outer block, and so on until it reaches the main block (the global scope). In this way, Python searches </text:span><text:span text:style-name="T40">outward</text:span><text:span text:style-name="T36"> from the current to the outermost block.</text:span></text:p>
      <text:p text:style-name="P21">The scope of a function</text:p>
      <text:p text:style-name="P22">Like our for loop example, a function is a block. For example</text:p>
      <text:p text:style-name="P31"><text:tab/>def area():</text:p>
      <text:p text:style-name="P31"><text:tab/><text:tab/><text:span text:style-name="T58">width = 4</text:span></text:p>
      <text:p text:style-name="P31"><text:tab/><text:tab/><text:span text:style-name="T58">height = 5</text:span></text:p>
      <text:p text:style-name="P31"><text:tab/><text:tab/><text:span text:style-name="T58">area = 4 * 5</text:span></text:p>
      <text:p text:style-name="P31"><text:tab/><text:tab/><text:span text:style-name="T58">return area</text:span></text:p>
      <text:p text:style-name="P58">What does this mean in terms of scope? Well, any variables that we define within a function are available only within that function (and any inner blocks of code our function may contain). In our example we cannot access the variable height from outside the function as this will cause an error:</text:p>
      <text:p text:style-name="P31"><text:tab/>def area():</text:p>
      <text:p text:style-name="P31"><text:tab/><text:tab/><text:span text:style-name="T58">width = 4</text:span></text:p>
      <text:p text:style-name="P31"><text:tab/><text:tab/><text:span text:style-name="T58">height = 5</text:span></text:p>
      <text:p text:style-name="P31"><text:tab/><text:tab/><text:span text:style-name="T58">print("Area is",4*5)</text:span></text:p>
      <text:p text:style-name="P31"><text:tab/>print(width)</text:p>
      <text:p text:style-name="P9">10.6 Exercises</text:p>
      <text:p text:style-name="P6"><text:span text:style-name="T9">1.1) Write a </text:span><text:span text:style-name="T14">function</text:span><text:span text:style-name="T9"> called </text:span><text:span text:style-name="T20">birthday</text:span><text:span text:style-name="T9"> that takes a name as a parameter and prints the words to the happy birthday song using the value of this parameter. </text:span></text:p>
      <text:p text:style-name="P11">Sample output:</text:p>
      <text:p text:style-name="P8"><text:tab/>Happy birthday to you,</text:p>
      <text:p text:style-name="P8"><text:tab/>Happy birthday to you!</text:p>
      <text:p text:style-name="P8"><text:tab/>Happy birthday, dear whatshisname,</text:p>
      <text:p text:style-name="P8"><text:tab/>Happy birthday to you!</text:p>
      <text:p text:style-name="P4">1.2) Modify your <text:span text:style-name="T34">program</text:span> in 1.1 so that it <text:span text:style-name="T30">asks the user</text:span> for their name, and passes this input to the <text:span text:style-name="T17">birthday</text:span> function. </text:p>
      <text:p text:style-name="P63">2.1.) Write a function that <text:span text:style-name="T1">prints</text:span> the sum of the squares of two numbers. </text:p>
      <text:p text:style-name="P63"><text:span text:style-name="T1">Hint: remember that ** is the power operator in Python e.g. </text:span><text:span text:style-name="T51">3**2 = 9</text:span></text:p>
      <text:p text:style-name="P3"/>
      <text:p text:style-name="P1">2.2.) Modify your function in 2.1 so that it <text:span text:style-name="T1">returns</text:span> the sum, rather than printing it out</text:p>
      <text:p text:style-name="P1"/>
      <text:p text:style-name="P1">3.1.) Write a function that calculates the restaurant bill plus 10% service tip, given the bill</text:p>
      <text:p text:style-name="P1"/>
      <text:p text:style-name="P1"><text:soft-page-break/>3.2.) Write a function that calculates the restaurant bill plus service tip, given the bill and the % tip to be given</text:p>
      <text:p text:style-name="P1"/>
      <text:p text:style-name="P2">4.1) Write a function that uses Pythagorus' theorem</text:p>
      <text:p text:style-name="P2"><text:tab/>a<text:span text:style-name="T48">2</text:span> + b<text:span text:style-name="T48">2</text:span> = h<text:span text:style-name="T48">2</text:span></text:p>
      <text:p text:style-name="P2">to calculate the <text:span text:style-name="T4">square</text:span><text:span text:style-name="T30"> of a hypotenuse</text:span> (h<text:span text:style-name="T48">2</text:span>) of a right-angled triangle given the lengths of its other two sides</text:p>
      <text:p text:style-name="P2"/>
      <text:p text:style-name="P2">4.2)<text:span text:style-name="T33"> </text:span><text:span text:style-name="T31">Bonus question</text:span><text:span text:style-name="T33">: modify your function in 4.1 so that it calculates</text:span><text:span text:style-name="T34"> </text:span><text:span text:style-name="T35">the </text:span><text:span text:style-name="T34">hypotenuse</text:span><text:span text:style-name="T33"> (h) of a right-angled triangle.</text:span></text:p>
      <text:p text:style-name="P2"><text:span text:style-name="T5">Hint: to use Python's square root function, you will need to import a library of math functions. To do this, put the following line at the top of your program file:</text:span></text:p>
      <text:p text:style-name="P2"><text:span text:style-name="T5"><text:tab/></text:span><text:span text:style-name="T23">import math</text:span></text:p>
      <text:p text:style-name="P2"><text:span text:style-name="T5">Then, use the function </text:span><text:span text:style-name="T23">math.sqrt()</text:span><text:span text:style-name="T5"> to find the square root of a number. For example</text:span></text:p>
      <text:p text:style-name="P76"><text:span text:style-name="T23">math.sqrt(4)</text:span><text:span text:style-name="T5"> = </text:span><text:span text:style-name="T23">2</text:span></text:p>
      <text:p text:style-name="P1"/>
      <text:p text:style-name="P65"><text:span text:style-name="T33">5.) </text:span>Double bonus question<text:span text:style-name="T33">: Write a function that takes in three numbers, orders them from smallest to biggest, and returns the result.</text:span></text:p>
      <text:p text:style-name="P65"><text:span text:style-name="T5">Hint 1: Python has two built-in functions: </text:span><text:span text:style-name="T23">min()</text:span><text:span text:style-name="T5"> and </text:span><text:span text:style-name="T23">max()</text:span></text:p>
      <text:p text:style-name="P65"><text:span text:style-name="T5">Hint 2: functions can contain other functions (funct-ception!)</text:span></text:p>
      <text:p text:style-name="P26">11. Understanding Errors</text:p>
      <text:p text:style-name="P25"><text:span text:style-name="T33">By now you should </text:span><text:span text:style-name="T5">all</text:span><text:span text:style-name="T33"> be very familiar with seeing this line</text:span></text:p>
      <text:p text:style-name="P69">Traceback (most recent call last):</text:p>
      <text:p text:style-name="P13"><text:span text:style-name="T33">followed by a bunch of scary-looking words. We all know what this red line means: </text:span><text:span text:style-name="T5">something has gone wrong... very very wrong</text:span><text:span text:style-name="T33">. We've made an error somewhere in our code, and Python isn't happy.</text:span></text:p>
      <text:p text:style-name="P14">In this section, we shall look at some common errors in Python and how to fix them.</text:p>
      <text:p text:style-name="P13"><text:span text:style-name="T34">11.1 Traceback most recent </text:span><text:span text:style-name="T7">what</text:span><text:span text:style-name="T34">?!</text:span></text:p>
      <text:p text:style-name="P13"><text:span text:style-name="T33">Believe it or not, Python's </text:span><text:span text:style-name="T25">Traceback (most recent call last)</text:span><text:span text:style-name="T57"> </text:span><text:span text:style-name="T33">is there to help you, as long as you are willing to read and understand its message.</text:span></text:p>
      <text:p text:style-name="P13"><text:span text:style-name="T33">The </text:span><text:span text:style-name="T24">Traceback</text:span><text:span text:style-name="T33"> message gives us the following information:</text:span></text:p>
      <text:list xml:id="list734736642" text:style-name="L1">
        <text:list-item>
          <text:list>
            <text:list-item>
              <text:p text:style-name="P38">the file that we need to look in</text:p>
            </text:list-item>
            <text:list-item>
              <text:p text:style-name="P38">the line in that file where that we need to look at</text:p>
            </text:list-item>
            <text:list-item>
              <text:p text:style-name="P39"><text:span text:style-name="T33">the name of the function in that file (or '</text:span><text:span text:style-name="T24">?</text:span><text:span text:style-name="T33">' if it isn't a function) and</text:span></text:p>
            </text:list-item>
            <text:list-item>
              <text:p text:style-name="P38">the line where the next function was called, <text:span text:style-name="T31">or where the error occurred</text:span> </text:p>
            </text:list-item>
          </text:list>
        </text:list-item>
      </text:list>
      <text:p text:style-name="P13"><text:span text:style-name="T33">Let's step through the following </text:span><text:span text:style-name="T24">Traceback</text:span><text:span text:style-name="T33">:</text:span></text:p>
      <text:p text:style-name="P70">Traceback (most recent call last):</text:p>
      <text:p text:style-name="P73"><text:span text:style-name="T33"><text:s text:c="2"/>File "test.py", line 25 </text:span><text:span text:style-name="T34">in</text:span><text:span text:style-name="T33"> ?</text:span></text:p>
      <text:p text:style-name="P70"><text:tab/>triangle()</text:p>
      <text:p text:style-name="P73"><text:span text:style-name="T33"><text:s text:c="2"/>File "test.py", line 12 </text:span><text:span text:style-name="T34">in</text:span><text:span text:style-name="T33"> triangle()</text:span></text:p>
      <text:p text:style-name="P70"><text:tab/>inc_total_height()</text:p>
      <text:p text:style-name="P73"><text:span text:style-name="T33"><text:s text:c="2"/>File "test.py", line 8 </text:span><text:span text:style-name="T34">in</text:span><text:span text:style-name="T33"> inc_total_height()</text:span></text:p>
      <text:p text:style-name="P70"><text:tab/>total_height = total_height + height</text:p>
      <text:p text:style-name="P70">UnboundLocalError: local variable 'total_height' referenced before assignment</text:p>
      <text:p text:style-name="P27"><text:span text:style-name="T33">Stepping through this, we can see that program execution started in the file </text:span><text:span text:style-name="T5">test.py</text:span><text:span text:style-name="T33"> and proceeded to line 25, where the function </text:span><text:span text:style-name="T24">triangle()</text:span><text:span text:style-name="T33"> was called. Within the function </text:span><text:span text:style-name="T24">triangle()</text:span><text:span text:style-name="T33">, execution proceeded until line 12, where the function </text:span><text:span text:style-name="T24">inc_total_height()</text:span><text:span text:style-name="T33"> was called. Within </text:span><text:span text:style-name="T24">inc_total_height()</text:span><text:span text:style-name="T33"> an error occurred on line 8.</text:span></text:p>
      <text:p text:style-name="P29">11.2 Okay, so what went wrong?</text:p>
      <text:p text:style-name="P28">The last line or two of the traceback tell us what went wrong in our code:</text:p>
      <text:p text:style-name="P68">UnboundLocalError: local variable 'total_height' referenced before assignment</text:p>
      <text:p text:style-name="P28">In Python, all errors are classified. In this case, the error class is </text:p>
      <text:p text:style-name="P68">UnboundLocalError:</text:p>
      <text:p text:style-name="P27"><text:soft-page-break/><text:span text:style-name="T33">Everything </text:span><text:span text:style-name="T34">after</text:span><text:span text:style-name="T33"> the colon </text:span><text:span text:style-name="T24">: </text:span><text:span text:style-name="T33">tells us more specifically the actual variables, expressions, and statements involved in the error, and what has gone wrong. The words</text:span></text:p>
      <text:p text:style-name="P68">local variable 'total_height' referenced before assignment</text:p>
      <text:p text:style-name="P27"><text:span text:style-name="T33">tell us that we have referenced (tried to use the value of) the variable </text:span><text:span text:style-name="T24">total_height</text:span><text:span text:style-name="T33"> </text:span><text:span text:style-name="T34">before</text:span><text:span text:style-name="T33"> a value was assigned to </text:span><text:span text:style-name="T24">total_height</text:span><text:span text:style-name="T33">. </text:span></text:p>
      <text:p text:style-name="P29">11.3 Error types</text:p>
      <text:p text:style-name="P28">Let's look at a few common error classes.</text:p>
      <text:p text:style-name="P29">11.3.1 SyntaxError</text:p>
      <text:p text:style-name="P75">print("hello world!)</text:p>
      <text:p text:style-name="P75"><text:s text:c="4"/>File "", line 1</text:p>
      <text:p text:style-name="P75"><text:tab/>print("hello world!)</text:p>
      <text:p text:style-name="P75"><text:tab/><text:tab/><text:tab/> <text:s text:c="7"/>^</text:p>
      <text:p text:style-name="P75"><text:s text:c="2"/>SyntaxError: EOL while scanning string literal</text:p>
      <text:p text:style-name="P62"><text:tab/></text:p>
      <text:p text:style-name="P70">answer = ((1 + 3) * 5 / 6.0 ;</text:p>
      <text:p text:style-name="P70"><text:s text:c="4"/>File "", line 1</text:p>
      <text:p text:style-name="P70"><text:tab/>answer = ((1 + 3) * 5 / 6.0 ;</text:p>
      <text:p text:style-name="P70"><text:tab/><text:tab/><text:tab/><text:tab/><text:tab/> <text:s text:c="4"/>^</text:p>
      <text:p text:style-name="P70"><text:s text:c="4"/>SyntaxError: invalid syntax</text:p>
      <text:p text:style-name="P28">In programming (as in language), syntax refers to structure. A <text:span text:style-name="T17">SyntaxError</text:span> occurs when our code is <text:span text:style-name="T30">structured incorrectly</text:span>. We have made a mistake in the "grammar" of our code and, for this reason, Python cannot understand our program.</text:p>
      <text:p text:style-name="P28">The '<text:span text:style-name="T17">^</text:span>' in the error message points to the place in our code where the structure is incorrect. In our first example, a closing double quotation mark <text:span text:style-name="T17">"</text:span> is missing. In our second example, <text:s/>a closing bracket <text:span text:style-name="T17">)</text:span> is missing. </text:p>
      <text:p text:style-name="P28">Common causes of a <text:span text:style-name="T17">SyntaxError</text:span>:</text:p>
      <text:list xml:id="list1732440673" text:style-name="L2">
        <text:list-item>
          <text:p text:style-name="P66">A missing opening or closing bracket ( )</text:p>
        </text:list-item>
        <text:list-item>
          <text:p text:style-name="P66">A missing opening or closing quotation mark " '</text:p>
        </text:list-item>
        <text:list-item>
          <text:p text:style-name="P66">A missing colon : (with <text:span text:style-name="T17">for</text:span> loops, <text:span text:style-name="T17">while</text:span> loops, etc)</text:p>
        </text:list-item>
      </text:list>
      <text:p text:style-name="P29">11.3.1.1 IndentationError</text:p>
      <text:p text:style-name="P72">for<text:span text:style-name="T49"> i in range(0, 10):</text:span></text:p>
      <text:p text:style-name="P70"><text:s text:c="6"/><text:tab/>b = i</text:p>
      <text:p text:style-name="P70"><text:s text:c="3"/>print(i)</text:p>
      <text:p text:style-name="P70"><text:tab/> <text:s text:c="2"/>^</text:p>
      <text:p text:style-name="P72"><text:soft-page-break/><text:span text:style-name="T49">IndentationError: unindent does </text:span>not<text:span text:style-name="T49"> match any outer indentation level</text:span></text:p>
      <text:p text:style-name="P28">An <text:span text:style-name="T17">IndentationError</text:span> is a special kind of <text:span text:style-name="T17">SyntaxError</text:span>. This error occurs when your indentation (the tabs and spaces in your code) is inconsistent. </text:p>
      <text:p text:style-name="P28">In our example, there is an <text:span text:style-name="T17">IndentationError</text:span> because there are four spaces before <text:span text:style-name="T17">b = i</text:span> and only two spaces before <text:span text:style-name="T17">print(i)</text:span> (Yes, Python really is that fussy!)</text:p>
      <text:p text:style-name="P28">Python's message</text:p>
      <text:p text:style-name="P61"><text:tab/><text:span text:style-name="T29">unindent does </text:span><text:span text:style-name="T22">not</text:span><text:span text:style-name="T29"> match any outer indentation level</text:span></text:p>
      <text:p text:style-name="P28">tells us that Python does not know where to include the line <text:span text:style-name="T17">print(i)</text:span>. Either <text:span text:style-name="T17">print(i)</text:span> must have four spaces before it (and therefore be part of the <text:span text:style-name="T17">for</text:span> loop), or zero spaces before it (and therefore <text:span text:style-name="T1">not</text:span> be part of the <text:span text:style-name="T17">for</text:span> loop). Python does not know what to do with only two spaces before the line <text:span text:style-name="T17">print(i)</text:span>. </text:p>
      <text:p text:style-name="P28">When using if-statements and loops especially, we must be careful to indent our code correctly.</text:p>
      <text:p text:style-name="P29">11.3.2 NameError</text:p>
      <text:p text:style-name="P70">print(apples)</text:p>
      <text:p text:style-name="P70">Traceback (most recent call last): </text:p>
      <text:p text:style-name="P70"><text:tab/>File "", line 1, <text:span text:style-name="T30">in</text:span></text:p>
      <text:p text:style-name="P70">NameError: name 'apples' <text:span text:style-name="T30">is not</text:span> defined</text:p>
      <text:p text:style-name="P28">A <text:span text:style-name="T17">NameError</text:span> happens when a variable that has not been defined is referenced or used.</text:p>
      <text:p text:style-name="P28">Common causes of a <text:span text:style-name="T17">NameError</text:span>:</text:p>
      <text:list xml:id="list1257717747" text:style-name="L3">
        <text:list-item>
          <text:p text:style-name="P67">Trying to use a variable that we haven't yet defined</text:p>
        </text:list-item>
        <text:list-item>
          <text:p text:style-name="P67">Misspelling a variable name</text:p>
        </text:list-item>
        <text:list-item>
          <text:p text:style-name="P67">Forgetting the quotation marks around a string <text:span text:style-name="T1">(Python thinks our string <text:tab/>value is an undefined variable)</text:span></text:p>
        </text:list-item>
      </text:list>
      <text:p text:style-name="P29">11.3.4 IndexError</text:p>
      <text:p text:style-name="P70">i = ["salut", "monde"]</text:p>
      <text:p text:style-name="P70">i[7]</text:p>
      <text:p text:style-name="P70">Traceback (most recent call back):</text:p>
      <text:p text:style-name="P70"><text:tab/>File "", line 1, <text:span text:style-name="T30">in</text:span></text:p>
      <text:p text:style-name="P70">IndexError: list index out of range</text:p>
      <text:p text:style-name="P28">We get an <text:span text:style-name="T17">IndexError</text:span> when we try to index an element in a list, but our index value is too small or too large (<text:span text:style-name="T1">out of range</text:span>). In our example, there are only two elements in our list. We cannot index the seventh element because there is no value in the list at this index!</text:p>
      <text:p text:style-name="P30">Exercise: What are the indices for our list elements "<text:span text:style-name="T17">salut</text:span>" and "<text:span text:style-name="T17">monde</text:span>"? Conversely, which range of indices for this list would give us an <text:span text:style-name="T17">IndexError</text:span>?</text:p>
      <text:p text:style-name="P29"><text:soft-page-break/>11.3.5 TypeError</text:p>
      <text:p text:style-name="P28">We can get a TypeError for one of two reasons.</text:p>
      <text:p text:style-name="P70">'ab' * 'ab'</text:p>
      <text:p text:style-name="P70">Traceback (most recent call last):</text:p>
      <text:p text:style-name="P73"><text:span text:style-name="T33"><text:tab/>File "", line 1, </text:span><text:span text:style-name="T34">in</text:span></text:p>
      <text:p text:style-name="P70">TypeError: can't multiply sequence by non-int of type 'str'</text:p>
      <text:p text:style-name="P27"><text:span text:style-name="T33">In the above example we get a TypeError because we are </text:span>trying to multiply two string values together<text:span text:style-name="T33">. This does not make sense (to Python </text:span><text:span text:style-name="T5">or</text:span><text:span text:style-name="T33"> to us. What is "</text:span><text:span text:style-name="T24">ab</text:span><text:span text:style-name="T33">" times "</text:span><text:span text:style-name="T24">ab</text:span><text:span text:style-name="T33">"?!). With the </text:span><text:span text:style-name="T24">*</text:span><text:span text:style-name="T33"> operator, either we need two numbers or we need a string and a number.</text:span></text:p>
      <text:p text:style-name="P74"><text:span text:style-name="T34">def </text:span><text:span text:style-name="T33">multiply(a, b):</text:span></text:p>
      <text:p text:style-name="P74"><text:span text:style-name="T33"><text:tab/></text:span><text:span text:style-name="T34">return</text:span><text:span text:style-name="T33"> a * b</text:span></text:p>
      <text:p text:style-name="P71"/>
      <text:p text:style-name="P71">multiply (10)</text:p>
      <text:p text:style-name="P71">Traceback (most recent call last):</text:p>
      <text:p text:style-name="P74"><text:span text:style-name="T33"><text:tab/>File "", line 1, </text:span><text:span text:style-name="T34">in</text:span></text:p>
      <text:p text:style-name="P71">TypeError: multiply() takes exactly 2 arguments (1 given)</text:p>
      <text:p text:style-name="P27"><text:span text:style-name="T33">In this example we get a </text:span><text:span text:style-name="T24">TypeError</text:span><text:span text:style-name="T33"> because we have </text:span>not passed enough values (<text:span text:style-name="T30">arguments</text:span>) to our <text:span text:style-name="T17">multiply()</text:span> function<text:span text:style-name="T33">. Passing too many or too few arguments to a function will cause a </text:span><text:span text:style-name="T24">TypeError</text:span><text:span text:style-name="T33">.</text:span></text:p>
      <text:p text:style-name="P29">11.3.6 ValueError</text:p>
      <text:p text:style-name="P70">int('abc')</text:p>
      <text:p text:style-name="P70">Traceback (most recent call last):</text:p>
      <text:p text:style-name="P73"><text:span text:style-name="T33"><text:tab/>File "", line 1, </text:span><text:span text:style-name="T34">in</text:span></text:p>
      <text:p text:style-name="P73"><text:span text:style-name="T33">ValueError: invalid literal </text:span><text:span text:style-name="T34">for</text:span><text:span text:style-name="T33"> int() with base 10: 'abc'</text:span></text:p>
      <text:p text:style-name="P28">A <text:span text:style-name="T17">ValueError</text:span> can occur for many different reasons. A <text:span text:style-name="T17">ValueError</text:span> means that there is something 'wrong' with the value of a variable or a literal. In our example, the value in question is '<text:span text:style-name="T17">abc</text:span>' (a string value) and we are asking Python to turn '<text:span text:style-name="T17">abc</text:span>' into an integer value. How can we turn '<text:span text:style-name="T17">abc</text:span>' into a number? Python doesn't know how to do this; therefore we get a <text:span text:style-name="T17">ValueError</text:span>. </text:p>
      <text:p text:style-name="P29">11.4 Google is your friend!</text:p>
      <text:p text:style-name="P27"><text:span text:style-name="T33">I hope you're feeling less afraid of errors now. Keep in mind that </text:span><text:span text:style-name="T5">every </text:span><text:span text:style-name="T33">programmer – even experienced software developers – runs into errors </text:span><text:span text:style-name="T34">on a regular basis</text:span><text:span text:style-name="T33">.</text:span></text:p>
      <text:p text:style-name="P27"><text:span text:style-name="T33">The important thing when we encounter an error is </text:span><text:span text:style-name="T30">not to give up</text:span><text:span text:style-name="T33">! The more you code, the more mistakes and errors you will make. However (!) the more errors you make, </text:span><text:span text:style-name="T1">the quicker you will become at spotting these errors and fixing them</text:span><text:span text:style-name="T33">. Fixing errors in code (programmers call this "debugging") is an important stage of any programming cycle. Embrace it! You are not alone and it </text:span><text:span text:style-name="T7">will </text:span><text:span text:style-name="T33">become easier.</text:span></text:p>
      <text:p text:style-name="P27"><text:soft-page-break/><text:span text:style-name="T33">The second most important thing is, </text:span><text:span text:style-name="T30">Google is your friend</text:span><text:span text:style-name="T33">! If you cannot find a solution to your error here, just copy-paste the Python error message into Google. You might have to skim through a few sites, but something useful is bound to come up.</text:span></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10 Pitch1" svg:font-family="'Courier 10 Pitch'"/>
    <style:font-face style:name="Lohit Hindi1" svg:font-family="'Lohit Hindi'"/>
    <style:font-face style:name="OpenSymbol" svg:font-family="OpenSymbol"/>
    <style:font-face style:name="Calibri" svg:font-family="Calibri"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izabeth </meta:initial-creator>
    <meta:creation-date>2013-06-28T19:14:45</meta:creation-date>
    <dc:date>2013-07-13T21:36:39</dc:date>
    <dc:creator>elizabeth </dc:creator>
    <meta:editing-duration>PT15H29M2S</meta:editing-duration>
    <meta:editing-cycles>198</meta:editing-cycles>
    <meta:generator>LibreOffice/3.5$Linux_X86_64 LibreOffice_project/350m1$Build-2</meta:generator>
    <meta:document-statistic meta:table-count="0" meta:image-count="0" meta:object-count="0" meta:page-count="14" meta:paragraph-count="325" meta:word-count="3859" meta:character-count="22002" meta:non-whitespace-character-count="18171"/>
  </office:meta>
</office:document-meta>
</file>